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gWriterTests.blockTagWith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gWriterTests.simpleBlock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WriterTests.writeInterleavedWithForceB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gWriterTests.nestedT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gWriterTests.empty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WriterTests.simple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gWriterTests.multipleNestedT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agWriterTests.append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